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zhongyi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zhongyin.getHexStr( String h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g_for_zhongyin.test_ent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_for_zhongyin.test_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